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6.95cm" fo:min-width="18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6.85cm" fo:min-width="8.4cm"/>
    </style:style>
    <style:style style:name="gr4" style:family="graphic" style:parent-style-name="standard">
      <style:graphic-properties draw:textarea-horizontal-align="justify" draw:textarea-vertical-align="middle" draw:auto-grow-height="false" fo:min-height="1.945cm" fo:min-width="2.101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textarea-horizontal-align="justify" draw:textarea-vertical-align="middle" draw:auto-grow-height="false" fo:min-height="1.688cm" fo:min-width="1.701cm"/>
    </style:style>
    <style:style style:name="gr7" style:family="graphic" style:parent-style-name="standard">
      <style:graphic-properties draw:textarea-horizontal-align="justify" draw:textarea-vertical-align="middle" draw:auto-grow-height="false" fo:min-height="4.651cm" fo:min-width="0.05cm"/>
    </style:style>
    <style:style style:name="gr8" style:family="graphic" style:parent-style-name="standard">
      <style:graphic-properties draw:textarea-horizontal-align="justify" draw:textarea-vertical-align="middle" draw:auto-grow-height="false" fo:min-height="4.65cm" fo:min-width="0.05cm"/>
    </style:style>
    <style:style style:name="gr9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2.3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6.8cm"/>
    </style:style>
    <style:style style:name="gr13" style:family="graphic" style:parent-style-name="standard">
      <style:graphic-properties draw:textarea-horizontal-align="justify" draw:textarea-vertical-align="middle" draw:auto-grow-height="false" fo:min-height="0.2cm" fo:min-width="0.55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adc5e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cm" svg:height="17.2cm" svg:x="1.4cm" svg:y="1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738cm" svg:height="1.673cm" svg:x="2.662cm" svg:y="8.927cm">
          <draw:text-box>
            <text:p>Polyglot Performance </text:p>
            <text:p>Framework</text:p>
          </draw:text-box>
        </draw:frame>
        <draw:custom-shape draw:style-name="gr3" draw:text-style-name="P3" draw:layer="layout" svg:width="8.9cm" svg:height="7.1cm" svg:x="1.9cm" svg:y="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3.51cm" svg:x="15.2cm" svg:y="13.29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4.071cm" svg:height="0.962cm" svg:x="14.6cm" svg:y="16.827cm">
          <draw:text-box>
            <text:p><text:span text:style-name="T1">Yelp</text:span> Dataset</text:p>
          </draw:text-box>
        </draw:frame>
        <draw:frame draw:style-name="gr5" draw:text-style-name="P5" draw:layer="layout" svg:width="2.195cm" svg:height="0.963cm" svg:x="15.5cm" svg:y="14.737cm">
          <draw:text-box>
            <text:p>JSON</text:p>
          </draw:text-box>
        </draw:frame>
        <draw:custom-shape draw:style-name="gr6" draw:text-style-name="P4" draw:layer="layout" svg:width="2.2cm" svg:height="3.1cm" svg:x="17.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2.2cm" svg:height="3.1cm" svg:x="13.401cm" svg:y="4.5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7" draw:layer="layout" svg:width="2.843cm" svg:height="0.806cm" svg:x="11.001cm" svg:y="3.527cm">
          <draw:text-box>
            <text:p text:style-name="P6"><text:span text:style-name="T2">Neo4J API</text:span></text:p>
          </draw:text-box>
        </draw:frame>
        <draw:frame draw:style-name="gr2" draw:text-style-name="P2" draw:layer="layout" svg:width="3.317cm" svg:height="0.962cm" svg:x="17.302cm" svg:y="7.627cm">
          <draw:text-box>
            <text:p>MongoDB</text:p>
          </draw:text-box>
        </draw:frame>
        <draw:custom-shape draw:style-name="gr7" draw:text-style-name="P4" draw:layer="layout" svg:width="1.1cm" svg:height="5.6cm" svg:x="13.8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4" draw:layer="layout" svg:width="1.1cm" svg:height="5.599cm" svg:x="18.601cm" svg:y="9.0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2" draw:layer="layout" svg:width="1.946cm" svg:height="0.962cm" draw:transform="rotate (1.5707963267949) translate (13.195cm 13.154cm)">
          <draw:text-box>
            <text:p>Apoc</text:p>
          </draw:text-box>
        </draw:frame>
        <draw:frame draw:style-name="gr2" draw:text-style-name="P2" draw:layer="layout" svg:width="4.198cm" svg:height="0.962cm" draw:transform="rotate (1.5707963267949) translate (17.995cm 14.454cm)">
          <draw:text-box>
            <text:p>Mongoimport</text:p>
          </draw:text-box>
        </draw:frame>
        <draw:custom-shape draw:style-name="gr9" draw:text-style-name="P4" draw:layer="layout" svg:width="0.9cm" svg:height="1.1cm" svg:x="14.1cm" svg:y="3.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0.9cm" svg:height="2.2cm" svg:x="18.6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4" draw:layer="layout" svg:width="2.8cm" svg:height="0.5cm" svg:x="12cm" svg:y="2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3cm" svg:height="0.5cm" svg:x="12cm" svg:y="1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cm" svg:height="0.9cm" svg:x="10.8cm" svg:y="1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2cm" svg:height="0.9cm" svg:x="10.8cm" svg:y="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3.609cm" svg:height="0.806cm" svg:x="14.402cm" svg:y="2.227cm">
          <draw:text-box>
            <text:p text:style-name="P6"><text:span text:style-name="T2">MongoDB API</text:span></text:p>
          </draw:text-box>
        </draw:frame>
        <draw:frame draw:style-name="gr5" draw:text-style-name="P5" draw:layer="layout" svg:width="3.317cm" svg:height="0.963cm" svg:x="12.879cm" svg:y="7.559cm">
          <draw:text-box>
            <text:p><text:s text:c="2"/>Neo4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0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4:08:03.405662414</meta:creation-date>
    <dc:date>2018-05-21T14:31:42.738456471</dc:date>
    <meta:editing-duration>PT1M31S</meta:editing-duration>
    <meta:editing-cycles>2</meta:editing-cycles>
    <meta:generator>LibreOffice/6.0.4.2$Linux_X86_64 LibreOffice_project/00m0$Build-2</meta:generator>
    <meta:document-statistic meta:object-count="22"/>
  </office:meta>
</office:document-meta>
</file>